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2a1a6" officeooo:paragraph-rsid="0002a1a6"/>
    </style:style>
    <style:style style:name="P2" style:family="paragraph" style:parent-style-name="Heading_20_2">
      <style:text-properties officeooo:rsid="00015538" officeooo:paragraph-rsid="000155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lign Visual Stimulation Timing</text:h>
      <text:h text:style-name="P2" text:outline-level="2">Matlab</text:h>
      <text:p text:style-name="P1">Visexpman generates output files with .mat extension containing visual stimulation metadata and TTL timing signals.</text:p>
      <text:h text:style-name="P2" text:outline-level="2">Python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3T10:19:10.215767677</meta:creation-date>
    <dc:date>2020-03-23T10:52:26.242655655</dc:date>
    <meta:editing-duration>PT23M3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21" meta:character-count="158" meta:non-whitespace-character-count="141"/>
  </office:meta>
</office:document-meta>
</file>